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7.902cm" fo:margin-left="0cm" fo:margin-top="0cm" fo:margin-bottom="0cm" table:align="left" style:writing-mode="lr-tb"/>
    </style:style>
    <style:style style:name="Tabella3.A" style:family="table-column">
      <style:table-column-properties style:column-width="7.90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4" style:family="table">
      <style:table-properties style:width="17.117cm" fo:margin-left="-0.021cm" fo:margin-top="0cm" fo:margin-bottom="0cm" table:align="left" style:writing-mode="lr-tb"/>
    </style:style>
    <style:style style:name="Tabella4.A" style:family="table-column">
      <style:table-column-properties style:column-width="8.692cm"/>
    </style:style>
    <style:style style:name="Tabella4.B" style:family="table-column">
      <style:table-column-properties style:column-width="8.423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7.247cm" fo:margin-left="-0.123cm" fo:margin-top="0cm" fo:margin-bottom="0cm" table:align="left" style:writing-mode="lr-tb"/>
    </style:style>
    <style:style style:name="Tabella5.A" style:family="table-column">
      <style:table-column-properties style:column-width="2.12cm"/>
    </style:style>
    <style:style style:name="Tabella5.B" style:family="table-column">
      <style:table-column-properties style:column-width="15.125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Tabella6" style:family="table">
      <style:table-properties style:width="17.247cm" fo:margin-left="-0.123cm" fo:margin-top="0cm" fo:margin-bottom="0cm" table:align="left" style:writing-mode="lr-tb"/>
    </style:style>
    <style:style style:name="Tabella6.A" style:family="table-column">
      <style:table-column-properties style:column-width="8.624cm"/>
    </style:style>
    <style:style style:name="Tabella6.B" style:family="table-column">
      <style:table-column-properties style:column-width="8.622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9pt" style:font-size-asian="9pt" style:font-name-complex="Verdana1"/>
    </style:style>
    <style:style style:name="P3" style:family="paragraph" style:parent-style-name="Standard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complex="Verdana1"/>
    </style:style>
    <style:style style:name="P6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3.747cm" fo:margin-right="0cm" fo:text-indent="0cm" style:auto-text-indent="false"/>
    </style:style>
    <style:style style:name="P11" style:family="paragraph" style:parent-style-name="Standard">
      <style:paragraph-properties fo:margin-left="3.747cm" fo:margin-right="0cm" fo:text-indent="1.249cm" style:auto-text-indent="false"/>
      <style:text-properties style:font-name="Verdana" style:text-underline-style="solid" style:text-underline-width="auto" style:text-underline-color="font-color" fo:font-weight="bold" style:font-weight-asian="bold" style:font-name-complex="Verdana1" style:font-weight-complex="bold"/>
    </style:style>
    <style:style style:name="P12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margin-left="2.251cm" fo:margin-right="0cm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14" style:family="paragraph" style:parent-style-name="Standard">
      <style:paragraph-properties fo:margin-left="2.251cm" fo:margin-right="0cm" fo:text-indent="-2.251cm" style:auto-text-indent="false"/>
      <style:text-properties style:font-name="Verdana" fo:font-size="9pt" style:font-size-asian="9pt" style:font-name-complex="Verdana1"/>
    </style:style>
    <style:style style:name="P15" style:family="paragraph" style:parent-style-name="Text_20_body">
      <style:text-properties style:font-name="Verdana" fo:font-size="9pt" style:font-size-asian="9pt" style:font-name-complex="Verdana1"/>
    </style:style>
    <style:style style:name="P16" style:family="paragraph" style:parent-style-name="Text_20_body">
      <style:text-properties style:font-name="Verdana" fo:font-size="9pt" fo:font-weight="bold" style:font-size-asian="9pt" style:font-weight-asian="bold" style:font-name-complex="Verdana1" style:font-weight-complex="bold"/>
    </style:style>
    <style:style style:name="P17" style:family="paragraph" style:parent-style-name="Caption">
      <style:paragraph-properties fo:margin-left="0.751cm" fo:margin-right="0cm" fo:text-indent="-0.751cm" style:auto-text-indent="false"/>
    </style:style>
    <style:style style:name="P18" style:family="paragraph" style:parent-style-name="Caption">
      <style:paragraph-properties fo:margin-left="0cm" fo:margin-right="-0.123cm" fo:text-indent="0cm" style:auto-text-indent="false"/>
    </style:style>
    <style:style style:name="P19" style:family="paragraph" style:parent-style-name="Heading_20_1" style:list-style-name="WWNum2">
      <style:paragraph-properties fo:text-align="center" style:justify-single-word="false"/>
    </style:style>
    <style:style style:name="P20" style:family="paragraph" style:parent-style-name="Heading_20_9" style:list-style-name="WWNum2"/>
    <style:style style:name="P21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Verdana" fo:font-size="9pt" style:font-size-asian="9pt" style:font-name-complex="Verdana1"/>
    </style:style>
    <style:style style:name="P22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23" style:family="paragraph" style:parent-style-name="Header">
      <style:paragraph-properties fo:text-align="center" style:justify-single-word="false"/>
    </style:style>
    <style:style style:name="P24" style:family="paragraph" style:parent-style-name="Header">
      <style:paragraph-properties fo:text-align="center" style:justify-single-word="false">
        <style:tab-stops/>
      </style:paragraph-properties>
    </style:style>
    <style:style style:name="P25" style:family="paragraph" style:parent-style-name="Header">
      <style:paragraph-properties>
        <style:tab-stops/>
      </style:paragraph-properties>
    </style:style>
    <style:style style:name="P26" style:family="paragraph" style:parent-style-name="Header" style:list-style-name="" style:master-page-name="Standard">
      <style:paragraph-properties style:page-number="auto"/>
      <style:text-properties style:font-name="Verdana" fo:font-size="9pt" style:font-size-asian="9pt" style:font-name-complex="Verdana1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29" style:family="paragraph" style:parent-style-name="Text_20_body_20_indent">
      <style:paragraph-properties fo:text-align="center" style:justify-single-word="false"/>
    </style:style>
    <style:style style:name="P30" style:family="paragraph" style:parent-style-name="Text_20_body_20_indent">
      <style:text-properties style:font-name="Verdan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Verdana1" style:font-style-complex="italic" style:font-weight-complex="bold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" fo:font-size="9pt" style:font-size-asian="9pt" style:font-name-complex="Arial1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3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34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weight-complex="normal"/>
    </style:style>
    <style:style style:name="T3" style:family="text">
      <style:text-properties style:font-name="Verdana" fo:font-size="10pt" style:font-size-asian="10pt" style:font-name-complex="Verdana1"/>
    </style:style>
    <style:style style:name="T4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name-complex="Verdana1" style:font-weight-complex="bold"/>
    </style:style>
    <style:style style:name="T5" style:family="text">
      <style:text-properties style:font-name="Verdana" fo:font-size="9pt" style:font-size-asian="9pt" style:font-name-complex="Verdana1"/>
    </style:style>
    <style:style style:name="T6" style:family="text">
      <style:text-properties style:font-name="Verdana" fo:font-size="9pt" style:font-size-asian="9pt" style:font-name-complex="Verdana1" style:font-weight-complex="bold"/>
    </style:style>
    <style:style style:name="T7" style:family="text">
      <style:text-properties style:font-name="Verdana" fo:font-size="9pt" style:font-size-asian="9pt" style:font-name-complex="Verdana1" fo:background-color="#ffff00"/>
    </style:style>
    <style:style style:name="T8" style:family="text">
      <style:text-properties style:font-name="Verdana" fo:font-size="9pt" style:font-size-asian="9pt" style:font-name-complex="Verdana1" style:font-size-complex="12pt"/>
    </style:style>
    <style:style style:name="T9" style:family="text">
      <style:text-properties style:font-name="Verdana" fo:font-size="9pt" fo:font-weight="bold" style:font-size-asian="9pt" style:font-weight-asian="bold" style:font-name-complex="Verdana1"/>
    </style:style>
    <style:style style:name="T10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11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12" style:family="text">
      <style:text-properties style:font-name="Verdana" style:text-underline-style="solid" style:text-underline-width="auto" style:text-underline-color="font-color" fo:font-weight="bold" style:font-weight-asian="bold" style:font-name-complex="Verdana1" style:font-weight-complex="bold"/>
    </style:style>
    <style:style style:name="T13" style:family="text">
      <style:text-properties style:font-weight-complex="normal"/>
    </style:style>
    <style:style style:name="T14" style:family="text">
      <style:text-properties style:font-name="Arial" style:font-name-complex="Arial1"/>
    </style:style>
    <style:style style:name="T15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16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17" style:family="text">
      <style:text-properties style:font-name="Arial" fo:font-size="11pt" style:font-size-asian="11pt" style:font-name-complex="Arial1" style:font-size-complex="11pt"/>
    </style:style>
    <style:style style:name="T18" style:family="text">
      <style:text-properties fo:color="#000000" style:font-name="Verdana" fo:font-size="9pt" style:font-size-asian="9pt" style:font-name-complex="Verdana1" style:font-size-complex="9pt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5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section text:style-name="Sect1" text:name="TextSection">
        <text:p text:style-name="P2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Standard"><text:span text:style-name="T5">Prot. N.</text:span></text:p>
            </table:table-cell>
            <table:table-cell table:style-name="Tabella2.A1" office:value-type="string">
              <text:p text:style-name="Standard"><text:span text:style-name="T5">Rapallo, li data del protocollo</text:span></text:p>
            </table:table-cell>
          </table:table-row>
        </table:table>
        <text:p text:style-name="P2"/>
        <text:p text:style-name="P2"/>
        <text:p text:style-name="P3"/>
        <text:p text:style-name="P2"/>
        <text:p text:style-name="P10"><text:span text:style-name="T12">PERMESSO <text:s/>DI <text:s/>COSTRUIRE IN SANATORIA N° <text:s/>___________</text:span></text:p>
        <text:p text:style-name="P11"/>
        <text:p text:style-name="P12"><text:span text:style-name="T14">Prot. ____________NUMERO_PROT.. del _____________</text:span></text:p>
        <text:p text:style-name="P12"><text:span text:style-name="T14">Prot. prat. [protocollo] del [data_protocollo]</text:span></text:p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P6"><text:span text:style-name="T15">Alla c.a.</text:span></text:p>
            </table:table-cell>
            <table:table-cell table:style-name="Tabella4.A1" office:value-type="string">
              <table:table table:name="Tabella3" table:style-name="Tabella3">
                <table:table-column table:style-name="Tabella3.A"/>
                <table:table-row table:style-name="Tabella3.1">
                  <table:table-cell table:style-name="Tabella3.A1" office:value-type="string">
                    <text:p text:style-name="P7"><text:span text:style-name="T17">[richiedenti.nominativo;block=tbs:row]</text:span></text:p>
                    <text:p text:style-name="P7"><text:span text:style-name="T17">[richiedenti.indirizzo]</text:span></text:p>
                    <text:p text:style-name="P7"><text:bookmark text:name="__DdeLink__192_1628301876"/><text:span text:style-name="T17">[richiedenti.cap] – [richiedenti.comune] ([richiedenti.prov])</text:span></text:p>
                    <text:p text:style-name="P7"><text:span text:style-name="T16">[richiedenti.pec]</text:span></text:p>
                  </table:table-cell>
                </table:table-row>
              </table:table>
              <text:p text:style-name="P8"/>
            </table:table-cell>
          </table:table-row>
          <table:table-row table:style-name="Tabella4.1">
            <table:table-cell table:style-name="Tabella4.A1" office:value-type="string">
              <text:p text:style-name="P6"><text:span text:style-name="T17">c/o</text:span></text:p>
            </table:table-cell>
            <table:table-cell table:style-name="Tabella4.A1" office:value-type="string">
              <text:p text:style-name="P7"><text:span text:style-name="T17">[progettisti.nominativo;block=tbs:row]</text:span></text:p>
              <text:p text:style-name="P7"><text:span text:style-name="T17">[progettisti.indirizzo]</text:span></text:p>
              <text:p text:style-name="P7"><text:span text:style-name="T17">[progettisti.cap] – [progettisti.comune] ([progettisti.prov])</text:span></text:p>
              <text:p text:style-name="P7"><text:span text:style-name="T16">[progettisti.pec]</text:span></text:p>
            </table:table-cell>
          </table:table-row>
        </table:table>
        <text:p text:style-name="Standard"/>
        <text:p text:style-name="Text_20_body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P25"><text:span text:style-name="T9">Oggetto:</text:span></text:p>
            </table:table-cell>
            <table:table-cell table:style-name="Tabella5.B1" office:value-type="string">
              <text:p text:style-name="P13"><text:bookmark-start text:name="__DdeLink__268_3534569567"/><text:span text:style-name="T9">ACCERTAMENTO CONFORMITA’ ART. 43 L.R. 16/2008</text:span><text:bookmark-end text:name="__DdeLink__268_3534569567"/></text:p>
              <text:p text:style-name="P13"><text:span text:style-name="T9">[oggetto]</text:span></text:p>
              <text:p text:style-name="P25"><text:span text:style-name="T5">In [data_pratica]</text:span></text:p>
              <text:p text:style-name="P14"/>
            </table:table-cell>
          </table:table-row>
        </table:table>
        <text:p text:style-name="P5"/>
        <text:p text:style-name="P9"><text:span text:style-name="T5">Vista la domanda presentata dalla S.V./cod. Ditta, in data [data_pratica] relativa all’oggetto, come da progetto a firma [elenco_progettisti];</text:span></text:p>
        <text:p text:style-name="P4"/>
        <text:p text:style-name="P9"><text:span text:style-name="T5">Vista la Legge 17 agosto1942 n° 1150 e successive modifiche ed integrazioni, nonché la Legge 28 gennaio1977 n° 10 ed il vigente Regolamento Edilizio Comunale;</text:span></text:p>
        <text:p text:style-name="P4"/>
        <text:p text:style-name="P9"><text:span text:style-name="T5">Visto il Decreto Presidente della Repubblica 6 giugno 2001 n. 380 ed il Decreto Legislativo 27 dicembre 2002 n. 301;</text:span></text:p>
        <text:p text:style-name="P4"/>
        <text:p text:style-name="P9"><text:span text:style-name="T5">Vista la Legge Regionale 6 giugno 2008 n. 16 e s.m.e.i.;</text:span></text:p>
        <text:p text:style-name="P4"/>
        <text:p text:style-name="P9"><text:span text:style-name="T5">Visto il vigente P.R.G. approvato con D.P.G.R. nr. 1216 del 7 ottobre 1986 e successive varianti;</text:span></text:p>
        <text:p text:style-name="P4"/>
        <text:p text:style-name="P9"><text:span text:style-name="T5">Visto il nuovo Regolamento Edilizio Comunale approvato con D.C.C. n. 174 del 14.10.2009;</text:span></text:p>
        <text:p text:style-name="P4"/>
        <text:p text:style-name="Text_20_body"><text:span text:style-name="T5">Visto il “ parere favorevole “del Responsabile del Servizio di Igiene Pubblica della competente A.S.L. IV Chiavarese espresso in data #_it-20,107d#</text:span></text:p>
        <text:p text:style-name="P15"/>
        <text:p text:style-name="Text_20_body"><text:span text:style-name="T5">Vista, in ottemperanza a quanto disposto dall’art.20 comma 1° del D.P.R.380/2001, autocertificazione sottoscritta dal Richiedente e dal tecnico progettista, redatta in conformità al D.P.R. 445/2000, comprovante la conformità della progettazione proposta , alle norme igienico-sanitarie vigenti.</text:span></text:p>
        <text:p text:style-name="P15"/>
        <text:p text:style-name="P9"><text:span text:style-name="T18">Visto il parere della Commissione Edilizia , costituita Delibera di Giunta Comunale n. 7 del 15.01.2016 nella seduta del #_it,-1047,400,_,1#, la quale ha espresso il seguente giudizio: “Parere Favorevole, condividendo l’istruttoria dell’ufficio”;</text:span></text:p>
        <text:p text:style-name="P15"/>
        <text:p text:style-name="P4"/>
        <text:p text:style-name="P9"><text:span text:style-name="T5">Visto l’atto di Asservimento redatto da </text:span><text:span text:style-name="T7">#_it1023,134n#</text:span></text:p>
        <text:p text:style-name="P4"/>
        <text:p text:style-name="Corpo_20_del_20_testo_20_3"><text:span text:style-name="T5">Vista l’ingiunzione di pagamento del Dirigente della Ripartizione VII SS.UU. con la quale è stato determinato ed approvato il conteggio della sanzione, così come definito dalle disposizioni vigenti, che nel caso in riferimento ammontano a complessivi € <text:s text:c="16"/>; comprensivi delle sanzioni di cui all’art. 167 del Decreto Legislativo 42/2004;</text:span></text:p>
        <text:p text:style-name="P4"/>
        <text:p text:style-name="P9"><text:span text:style-name="T5">Preso atto del versamento della sanzione di € [sanzioni.importo] corrisposta mediante bonifico bancario n</text:span><text:span text:style-name="T7">°……………/</text:span><text:span text:style-name="T5">bollettino postale n</text:span><text:span text:style-name="T7">°……………………</text:span><text:span text:style-name="T5">.del [sanzioni.data_pagamento] <text:s text:c="4"/></text:span></text:p>
        <text:p text:style-name="P4"/>
        <text:p text:style-name="Corpo_20_del_20_testo_20_3"><text:span text:style-name="T5">Visto e approvato il conteggio della sanzione, così come definito dalle disposizioni vigenti, che nel caso in riferimento ammontano a complessivi </text:span><text:span text:style-name="T7">…………€,</text:span><text:span text:style-name="T5"> ed al cui pagamento rimane subordinata l’efficacia del presente titolo; <text:s text:c="13"/></text:span></text:p>
        <text:p text:style-name="P9"><text:s text:c="16"/></text:p>
        <text:p text:style-name="P31"/>
        <text:p text:style-name="P29"><text:span text:style-name="T4">SI <text:s/>PERMETTE</text:span></text:p>
        <text:p text:style-name="P30"/>
        <text:p text:style-name="Text_20_body"><text:span text:style-name="T5">alla S.V. il mantenimento dei lavori oggetto di ACCERTAMENTO DI CONFORMITA’ AI SENSI DELL’ART. 43 DELLA L.R. 16/2008, fatti salvi i diritti di terzi, secondo i scrivere numero elaborati, allegati al presente permesso quale parte integrale e sostanziale:</text:span></text:p>
        <text:p text:style-name="P15"/>
        <text:p text:style-name="Text_20_body"><text:span text:style-name="T5">Tav. n° ……- ………………………;</text:span></text:p>
        <text:p text:style-name="Text_20_body"><text:span text:style-name="T5">Tav. n° ……- ………………………</text:span></text:p>
        <text:p text:style-name="P15"/>
        <text:p text:style-name="Text_20_body"><text:span text:style-name="T5">con l’osservanza delle seguenti:</text:span></text:p>
        <text:p text:style-name="P15"><text:soft-page-break/></text:p>
        <text:p text:style-name="Text_20_body"><text:span text:style-name="T10">CONDIZIONI GENERALI:</text:span></text:p>
        <text:p text:style-name="P16"/>
        <text:p text:style-name="Text_20_body"><text:span text:style-name="T5">È assolutamente vietato apportare modifiche di qualsiasi genere al progetto approvato, pena i provvedimenti sanciti dai regolamenti in vigore e l’applicazione delle sanzioni comminate dalla legge;</text:span></text:p>
        <text:p text:style-name="Text_20_body"><text:span text:style-name="T5">Il presente permesso viene rilasciato ed è da ritenersi valido sotto la specifica condizione che i disegni, così come tutti gli elaborati di progetto, corrispondano a verità. In caso contrario esso è da ritenersi nullo e non efficace;</text:span></text:p>
        <text:p text:style-name="P15"/>
        <text:p text:style-name="Text_20_body"><text:span text:style-name="T10">CONDIZIONI PARTICOLARI:</text:span></text:p>
        <text:p text:style-name="P16"/>
        <text:p text:style-name="Text_20_body"><text:span text:style-name="T7">#_dc511f##_dc507f##_dc505f##_dc506f##_dc508f##_dc509f##_dc510f#</text:span></text:p>
        <text:p text:style-name="P15"/>
        <text:p text:style-name="Text_20_body"><text:span text:style-name="T5">Il permesso decade con l’entrata in vigore di contrastanti previsioni urbanistiche, salvo che i lavori siano già iniziati e vengano completati entro il termine di tre anni dalla data di inizio.</text:span></text:p>
        <text:p text:style-name="P15"/>
        <text:p text:style-name="Text_20_body"><text:span text:style-name="T5">Sono fatti salvi tutti i diritti di terzi ed impregiudicati i provvedimenti di eventuali altri Enti competenti.</text:span></text:p>
        <text:p text:style-name="P15"/>
        <text:p text:style-name="Text_20_body"><text:span text:style-name="T5"><text:tab/>Si certifica,inoltre, e per gli usi consentiti, che le opere di cui al presente permesso, sono ascrivibili tra gli interventi di cui all' art. 8 (restauro) della L.R. 16/2008.</text:span></text:p>
        <text:p text:style-name="P15"/>
        <text:p text:style-name="Text_20_body"><text:span text:style-name="T5"><text:tab/>Si certifica,inoltre, e per gli usi consentiti, che le opere di cui al presente permesso, sono ascrivibili tra gli interventi di cui all' art. 9 (risanamento conservativo) della L.R. 16/2008.</text:span></text:p>
        <text:p text:style-name="P15"/>
        <text:p text:style-name="Text_20_body"><text:span text:style-name="T5"><text:tab/>Si certifica,inoltre, e per gli usi consentiti, che le opere di cui al presente permesso, sono ascrivibili tra gli interventi di cui all' art. 10 (ristrutturazione edilizia) della L.R. 16/2008.</text:span></text:p>
        <text:p text:style-name="P15"/>
        <text:p text:style-name="Text_20_body"><text:span text:style-name="T5">Rapallo, li</text:span></text:p>
        <text:p text:style-name="P33"/>
        <text:p text:style-name="P32"/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P21"/>
            </table:table-cell>
            <table:table-cell table:style-name="Tabella6.A1" office:value-type="string">
              <text:p text:style-name="P1"><text:span text:style-name="T5">IL DIRIGENTE</text:span></text:p>
              <text:p text:style-name="P1"><text:span text:style-name="T5">LA</text:span><text:span text:style-name="T8"> </text:span><text:span text:style-name="T5">RIPARTIZIONE VII </text:span></text:p>
              <text:p text:style-name="P1"><text:span text:style-name="T5">GESTIONE DEL TERRITORIO</text:span></text:p>
              <text:p text:style-name="P24"><text:span text:style-name="T5">Ing. Giorgio Ottonello </text:span></text:p>
            </table:table-cell>
          </table:table-row>
        </table:table>
        <text:p text:style-name="P22"/>
      </text:section>
      <text:section text:style-name="Sect1" text:name="Sezione1">
        <text:p text:style-name="Standard"/>
      </text:section>
      <text:section text:style-name="Sect1" text:name="Sezione2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0" style:family="text"/>
    <style:style style:name="WW8Num15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line-through-style="none" style:text-line-through-type="none" style:text-underline-style="none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7.126cm" fo:margin-left="-0.123cm" fo:margin-top="0cm" fo:margin-bottom="0cm" table:align="left" style:writing-mode="lr-tb"/>
    </style:style>
    <style:style style:name="Tabella1.A" style:family="table-column">
      <style:table-column-properties style:column-width="2.625cm"/>
    </style:style>
    <style:style style:name="Tabella1.B" style:family="table-column">
      <style:table-column-properties style:column-width="14.499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2">
      <style:paragraph-properties fo:text-align="center" style:justify-single-word="false"/>
    </style:style>
    <style:style style:name="MP5" style:family="paragraph" style:parent-style-name="Heading_20_9" style:list-style-name="WWNum2"/>
    <style:style style:name="MP6" style:family="paragraph" style:parent-style-name="Header">
      <style:paragraph-properties fo:text-align="center" style:justify-single-word="false"/>
    </style:style>
    <style:style style:name="MP7" style:family="paragraph">
      <loext:graphic-properties draw:fill="solid" draw:fill-color="#a0a0a0"/>
      <style:paragraph-properties fo:text-align="start"/>
      <style:text-properties fo:font-size="18pt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weight-complex="normal"/>
    </style:style>
    <style:style style:name="MT5" style:family="text">
      <style:text-properties style:font-name="Verdana" fo:font-size="9pt" style:font-size-asian="9pt" style:font-name-complex="Verdana1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5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51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483cm" fo:margin-left="0cm" fo:margin-right="0cm" fo:margin-top="1.383cm" style:dynamic-spacing="tru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1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 <text:s/>- <text:s/>Fax 0185-680238</text:span></text:p>
              <text:list xml:id="list2985094253" text:style-name="WWNum2">
                <text:list-item>
                  <text:h text:style-name="MP4" text:outline-level="1"><text:span text:style-name="MT3">RIPARTIZIONE VII – GESTIONE DEL TERRITORIO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h text:style-name="MP5" text:outline-level="9"><text:span text:style-name="MT4">P.zza Molfino 10 – III Piano - Tel. 0185-6801 <text:s/>- <text:s/>fax 0185-680385</text:span></text:h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</table:table-row>
        </table:table>
        <text:p text:style-name="MP6"><draw:custom-shape text:anchor-type="as-char" draw:z-index="1" draw:style-name="Mgr1" draw:text-style-name="MP7" svg:width="17.005cm" svg:height="0.05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><text:span text:style-name="Page_20_Number"><text:span text:style-name="MT5">Gestione del Territorio – Sportello Unico per l’Edilizia (SUE)</text:span></text:span></text:p>
        <text:p text:style-name="MP8"><text:span text:style-name="MT5">email: </text:span><text:a xlink:type="simple" xlink:href="mailto:edilizia_privata@comune.rapallo.ge.it" text:style-name="ListLabel_20_2" text:visited-style-name="ListLabel_20_2"><text:span text:style-name="Internet_20_link"><text:span text:style-name="MT5">edilizia_privata@comune.rapallo.ge.it</text:span></text:span></text:a></text:p>
        <text:p text:style-name="MP8"><text:span text:style-name="MT5">pec: </text:span><text:a xlink:type="simple" xlink:href="mailto:protocollo@pec.comune.rapallo.ge.it" text:style-name="ListLabel_20_2" text:visited-style-name="ListLabel_20_2"><text:span text:style-name="Internet_20_link"><text:span text:style-name="MT5">protocollo@pec.comune.rapallo.ge.it</text:span></text:span></text:a></text:p>
        <text:p text:style-name="MP9"><text:span text:style-name="Page_20_Number"/></text:p>
        <text:p text:style-name="MP8"><text:span text:style-name="Page_20_Number"><text:span text:style-name="MT5">pagina </text:span></text:span><text:span text:style-name="Page_20_Number"><text:span text:style-name="MT5"><text:page-number text:select-page="current">2</text:page-number></text:span></text:span><text:span text:style-name="Page_20_Number"><text:span text:style-name="MT5"><text:s/>di </text:span></text:span><text:span text:style-name="Page_20_Number"><text:span text:style-name="MT5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09T13:26:00</meta:creation-date>
    <meta:initial-creator>Ferdinando</meta:initial-creator>
    <dc:language>it-IT</dc:language>
    <meta:print-date>2008-06-19T20:22:00</meta:print-date>
    <dc:date>2019-02-14T15:54:58</dc:date>
    <meta:editing-cycles>15</meta:editing-cycles>
    <dc:title>Rif</dc:title>
    <meta:editing-duration>PT18M</meta:editing-duration>
    <meta:generator>LibreOffice/6.0.7.3$Linux_X86_64 LibreOffice_project/00m0$Build-3</meta:generator>
    <meta:document-statistic meta:table-count="6" meta:image-count="1" meta:object-count="0" meta:page-count="2" meta:paragraph-count="63" meta:word-count="662" meta:character-count="4923" meta:non-whitespace-character-count="4248"/>
    <meta:template xlink:type="simple" xlink:actuate="onRequest" xlink:title="Lettera Tipo Rip VII EDPRIV 230608.dot" xlink:href=""/>
  </office:meta>
</office:document-meta>
</file>